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ackaging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Impl.writerForFil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rImpl.getRepack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Impl.get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rFileWriter.IncrFileWriter( File file , Repackager repack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ackagingWriter.RepackagingWriter( File file , Repackager repack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Impl.createSourceFile( String typ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rImpl.FilerImpl( File classdir , File srcdir , Repackager repackager , boolean verbose , boolean incrSrc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rImpl.createBinaryFile(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rFileWriter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